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master-page-name="MP0">
      <style:paragraph-properties style:page-number="auto" fo:break-before="page"/>
    </style:style>
    <style:style style:name="P5" style:family="paragraph" style:parent-style-name="Standard" style:list-style-name="LS1"/>
    <style:style style:name="P6" style:family="paragraph" style:parent-style-name="Standard" style:list-style-name="LS1">
      <style:text-properties fo:language="en" fo:country="US"/>
    </style:style>
    <style:style style:name="P7" style:family="paragraph" style:parent-style-name="Standard" style:list-style-name="L1"/>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weight-complex="bold"/>
    </style:style>
    <style:style style:name="T4" style:family="text">
      <style:text-properties fo:language="en" fo:country="US"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ffffff" style:background-transparency="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56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56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andardstycketeckensnitt"><text:span text:style-name="T1">System design document for Kangaroo Project</text:span></text:span><text:span text:style-name="Standardstycketeckensnitt"><text:span text:style-name="T1"><text:line-break/></text:span></text:span><text:span text:style-name="Standardstycketeckensnitt"><text:span text:style-name="T1"><text:line-break/></text:span></text:span><text:span text:style-name="Standardstycketeckensnitt"><text:span text:style-name="T1">Table of Contents</text:span></text:span><text:span text:style-name="Standardstycketeckensnitt"><text:span text:style-name="T1"><text:line-break/></text:span></text:span><text:span text:style-name="Standardstycketeckensnitt"><text:span text:style-name="T1"><text:line-break/></text:span></text:span><text:span text:style-name="Standardstycketeckensnitt"><text:span text:style-name="T1"><text:line-break/></text:span></text:span><text:span text:style-name="Standardstycketeckensnitt"><text:span text:style-name="T1"><text:line-break/></text:span></text:span><text:span text:style-name="Standardstycketeckensnitt"><text:span text:style-name="T1"> <text:s/></text:span></text:span><text:span text:style-name="Standardstycketeckensnitt"><text:span text:style-name="T2">Version</text:span></text:span><text:span text:style-name="Standardstycketeckensnitt"><text:span text:style-name="T1">: 0.2</text:span></text:span><text:span text:style-name="Standardstycketeckensnitt"><text:span text:style-name="T1"><text:line-break/></text:span></text:span><text:span text:style-name="Standardstycketeckensnitt"><text:span text:style-name="T1"><text:line-break/></text:span></text:span><text:span text:style-name="Standardstycketeckensnitt"><text:span text:style-name="T1"> <text:s/></text:span></text:span><text:span text:style-name="Standardstycketeckensnitt"><text:span text:style-name="T2">Date</text:span></text:span><text:span text:style-name="Standardstycketeckensnitt"><text:span text:style-name="T1">: 15-5</text:span></text:span><text:span text:style-name="Standardstycketeckensnitt"><text:span text:style-name="T1">-12</text:span></text:span><text:span text:style-name="Standardstycketeckensnitt"><text:span text:style-name="T1"><text:line-break/></text:span></text:span><text:span text:style-name="Standardstycketeckensnitt"><text:span text:style-name="T1"><text:line-break/></text:span></text:span><text:span text:style-name="Standardstycketeckensnitt"><text:span text:style-name="T1"> <text:s/></text:span></text:span><text:span text:style-name="Standardstycketeckensnitt"><text:span text:style-name="T2">Author</text:span></text:span><text:span text:style-name="Standardstycketeckensnitt"><text:span text:style-name="T1">: Henrik Alburg, Simon Almgren</text:span></text:span><text:span text:style-name="Standardstycketeckensnitt"><text:span text:style-name="T1">, Arvid Karlsson, Sean Pavlov</text:span></text:span><text:span text:style-name="Standardstycketeckensnitt"><text:span text:style-name="T1"><text:line-break/></text:span></text:span><text:span text:style-name="Standardstycketeckensnitt"><text:span text:style-name="T1"><text:line-break/></text:span></text:span><text:span text:style-name="Standardstycketeckensnitt"><text:span text:style-name="T1">This version overrides all previous versions.</text:span></text:span><text:span text:style-name="Standardstycketeckensnitt"><text:span text:style-name="T1"><text:line-break/></text:span></text:span><text:span text:style-name="Standardstycketeckensnitt"><text:span text:style-name="T1"><text:line-break/></text:span></text:span><text:span text:style-name="Standardstycketeckensnitt"><text:span text:style-name="T2">1 Introduction</text:span></text:span><text:span text:style-name="Standardstycketeckensnitt"><text:span text:style-name="T2"><text:line-break/></text:span></text:span><text:span text:style-name="Standardstycketeckensnitt"><text:span text:style-name="T2"><text:line-break/></text:span></text:span><text:span text:style-name="Standardstycketeckensnitt"><text:span text:style-name="T2">1.1 Design goals</text:span></text:span><text:span text:style-name="Standardstycketeckensnitt"><text:span text:style-name="T2"><text:line-break/></text:span></text:span><text:span text:style-name="Standardstycketeckensnitt"><text:span text:style-name="T3">The model shall be not be dependent by the view. It shall be possible to change tiles.</text:span></text:span></text:p>
      <text:p text:style-name="Standard"><text:span text:style-name="Standardstycketeckensnitt"><text:span text:style-name="T2"><text:line-break/></text:span></text:span><text:span text:style-name="Standardstycketeckensnitt"><text:span text:style-name="T2">1.2 Definitions, acronyms and abbreviations </text:span></text:span><text:span text:style-name="Standardstycketeckensnitt"><text:span text:style-name="T2"><text:line-break/></text:span></text:span><text:span text:style-name="Standardstycketeckensnitt"><text:span text:style-name="T1">•GUI, graphical user interface.</text:span></text:span></text:p>
      <text:p text:style-name="P1">• Java, platform independent programming language.</text:p>
      <text:p text:style-name="P1">• JRE, the Java Run time Environment. Additional software needed to run an Java</text:p>
      <text:p text:style-name="P1">application.</text:p>
      <text:p text:style-name="P1">•MVC, a way to partition an application with a GUI into distinct parts avoiding a</text:p>
      <text:p text:style-name="P1">mixture of GUI-code, application code and data spread all over.</text:p>
      <text:p text:style-name="P1"/>
      <text:p text:style-name="P2"/>
      <text:p text:style-name="P2"/>
      <text:p text:style-name="Standard"><text:span text:style-name="Standardstycketeckensnitt"><text:span text:style-name="T2"><text:line-break/></text:span></text:span><text:span text:style-name="Standardstycketeckensnitt"><text:span text:style-name="T2">2 System design</text:span></text:span><text:span text:style-name="Standardstycketeckensnitt"><text:span text:style-name="T2"><text:line-break/></text:span></text:span><text:span text:style-name="Standardstycketeckensnitt"><text:span text:style-name="T2"><text:line-break/></text:span></text:span><text:span text:style-name="Standardstycketeckensnitt"><text:span text:style-name="T2">2.1 Overview </text:span></text:span><text:span text:style-name="Standardstycketeckensnitt"><text:span text:style-name="T2"><text:line-break/></text:span></text:span><text:span text:style-name="Standardstycketeckensnitt"><text:span text:style-name="T1">The application will use the MVC model. The controller will take input and modify the model and the view will read the model and render. </text:span></text:span></text:p>
      <text:p text:style-name="Standard"><text:span text:style-name="Standardstycketeckensnitt"><text:span text:style-name="T2"/></text:span></text:p>
      <text:p text:style-name="Standard"><text:span text:style-name="Standardstycketeckensnitt"><text:span text:style-name="T2">2.1.1 Unique identifiers, global look-ups</text:span></text:span></text:p>
      <text:p text:style-name="Standard"><text:span text:style-name="Standardstycketeckensnitt"><text:span text:style-name="T4">All the global constants are saved in Constants.java. They are used to know what the type is of a blocks ID. And also the resolution of buttons and the game. There are also <text:s/>some for the number of levels and number of high-scores.</text:span></text:span></text:p>
      <text:p text:style-name="Standard"><text:span text:style-name="Standardstycketeckensnitt"><text:span text:style-name="T2"><text:line-break/>2.2 Software decomposition<text:line-break/><text:line-break/></text:span></text:span><text:soft-page-break/><text:span text:style-name="Standardstycketeckensnitt"><text:span text:style-name="T2">2.2.1 General<text:line-break/></text:span></text:span><text:span text:style-name="Standardstycketeckensnitt"><text:span text:style-name="T1">The application is decomposed into the following modules, see Figure X.</text:span></text:span></text:p>
      <text:list xml:id="list19202282951" text:style-name="LS1">
        <text:list-item>
          <text:p text:style-name="P6">view, is the top level package for all GUI related classes including the main window</text:p>
        </text:list-item>
        <text:list-item>
          <text:p text:style-name="P6">main, is the application entry class</text:p>
        </text:list-item>
        <text:list-item>
          <text:p text:style-name="P6">controller, taking input and changing the model</text:p>
        </text:list-item>
        <text:list-item>
          <text:p text:style-name="P5">model, the OO-model</text:p>
        </text:list-item>
        <text:list-item>
          <text:p text:style-name="P5">io, file handling</text:p>
        </text:list-item>
        <text:list-item>
          <text:p text:style-name="P5">util, tools and general utilities</text:p>
        </text:list-item>
        <text:list-item>
          <text:p text:style-name="P5">constants, application global constants</text:p>
        </text:list-item>
      </text:list>
      <text:p text:style-name="P3"/>
      <text:p text:style-name="P3"/>
      <text:p text:style-name="Standard"><draw:frame draw:style-name="fr1" draw:name="graphics1" text:anchor-type="as-char" svg:y="0in" svg:width="6.5311in" style:rel-width="scale" svg:height="3.4272in" style:rel-height="scale" draw:z-index="0"><draw:image/></draw:frame></text:p>
      <text:p text:style-name="Standard"><text:span text:style-name="Standardstycketeckensnitt"><text:span text:style-name="T2"><text:line-break/></text:span></text:span><text:span text:style-name="Standardstycketeckensnitt"><text:span text:style-name="T2">Package diagram. For each package an UML class diagram in </text:span></text:span><text:span text:style-name="Standardstycketeckensnitt"><text:span text:style-name="T2"><text:line-break/></text:span></text:span><text:span text:style-name="Standardstycketeckensnitt"><text:span text:style-name="T2">appendix</text:span></text:span></text:p>
      <text:p text:style-name="P2"/>
      <text:p text:style-name="Standard"><text:span text:style-name="Standardstycketeckensnitt"><text:span text:style-name="T2">2.2.2 Layerin</text:span></text:span><text:span text:style-name="Standardstycketeckensnitt"><text:span text:style-name="T2">g</text:span></text:span><text:span text:style-name="Standardstycketeckensnitt"><text:span text:style-name="T2"><text:line-break/></text:span></text:span><text:span text:style-name="Standardstycketeckensnitt"><text:span text:style-name="T1">Higher layers are at the top of the figure, lower layers at the bottom. The layering is shown in the figure above.</text:span></text:span></text:p>
      <text:p text:style-name="Standard"><text:span text:style-name="Standardstycketeckensnitt"><text:span text:style-name="T2"><text:line-break/></text:span></text:span><text:span text:style-name="Standardstycketeckensnitt"><text:span text:style-name="T2">2.2.3 Dependency analysis</text:span></text:span><text:span text:style-name="Standardstycketeckensnitt"><text:span text:style-name="T2"><text:line-break/></text:span></text:span><text:span text:style-name="Standardstycketeckensnitt"><text:span text:style-name="T1">As shown in figure. There </text:span></text:span><text:span text:style-name="Standardstycketeckensnitt"><text:span text:style-name="T1">is a circular dependency between the packages io and model. However, it’s very difficult to solve. Therefore we have decided to keep it that way.</text:span></text:span></text:p>
      <text:p text:style-name="P2"><text:line-break/>2.3 Concurrency issues</text:p>
      <text:p text:style-name="Standard"><text:span text:style-name="Standardstycketeckensnitt"><text:span text:style-name="T3">NA. We have a thread that runs the main program. This is complimented by some small threads that handles things like sound and special moves by some enemies. There’s always just one thread that changes one object.</text:span></text:span><text:span text:style-name="Standardstycketeckensnitt"><text:span text:style-name="T2"><text:line-break/></text:span></text:span><text:soft-page-break/><text:span text:style-name="Standardstycketeckensnitt"><text:span text:style-name="T2"><text:line-break/></text:span></text:span><text:span text:style-name="Standardstycketeckensnitt"><text:span text:style-name="T2">2.4 Persistent data management</text:span></text:span></text:p>
      <text:p text:style-name="Standard"><text:span text:style-name="Standardstycketeckensnitt"><text:span text:style-name="T3">We will store our controls and hi score in two different files.</text:span></text:span><text:span text:style-name="Standardstycketeckensnitt"><text:span text:style-name="T2"><text:line-break/></text:span></text:span><text:span text:style-name="Standardstycketeckensnitt"><text:span text:style-name="T1"><text:line-break/></text:span></text:span><text:span text:style-name="Standardstycketeckensnitt"><text:span text:style-name="T2">2.5</text:span></text:span><text:span text:style-name="Standardstycketeckensnitt"><text:span text:style-name="T2"> Boundary conditions</text:span></text:span></text:p>
      <text:p text:style-name="Standard"><text:span text:style-name="Standardstycketeckensnitt"><text:span text:style-name="T3">Application launched and exited as normal desktop application.</text:span></text:span><text:span text:style-name="Standardstycketeckensnitt"><text:span text:style-name="T2"> <text:line-break/><text:line-break/>3 References</text:span></text:span></text:p>
      <text:list xml:id="list1527565954" text:style-name="L1">
        <text:list-item>
          <text:p text:style-name="P7"><text:span text:style-name="Standardstycketeckensnitt"><text:span text:style-name="T1">MVC. see </text:span></text:span><text:a xlink:type="simple" xlink:href="http://en.wikipedia.org/wiki/Model–view–controller" office:target-frame-name="_top" xlink:show="replace"><text:span text:style-name="Hyperlänk"><text:span text:style-name="T1">http://en.wikipedia.org/wiki/Model%E2%80%93view%E2%80%93controller</text:span></text:span></text:a></text:p>
        </text:list-item>
      </text:list>
      <text:p text:style-name="P2"><text:s text:c="2"/></text:p>
      <text:p text:style-name="Standard"><text:span text:style-name="Standardstycketeckensnitt"><text:span text:style-name="T2">APPENDIX</text:spa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sv" fo:country="SE" fo:font-style="normal" fo:text-shadow="none" style:text-underline-style="none" fo:font-weight="normal" style:letter-kerning="true" style:font-size-asian="10pt" style:language-asian="sv" style:country-asian="S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none" style:punctuation-wrap="simple"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sv" fo:country="SE" fo:font-style="normal" fo:text-shadow="none" style:text-underline-style="none" fo:font-weight="normal" style:letter-kerning="true" fo:background-color="transparent" style:font-name-asian="Times New Roman" style:font-size-asian="10pt" style:language-asian="sv" style:country-asian="S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color="#000000" style:font-name="Arial" fo:font-size="11pt" style:font-name-asian="Arial" style:font-size-asian="11pt" style:font-name-complex="Arial" style:font-size-complex="11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hyphenation-ladder-count="no-limit"/>
      <style:text-properties fo:font-size="18pt" fo:font-weight="bold" style:font-size-asian="18pt" style:font-weight-asian="bold" style:font-size-complex="18pt" style:font-weight-complex="bold" fo:hyphenate="false"/>
    </style:style>
    <style:style style:name="Heading_20_2" style:display-name="Heading 2" style:family="paragraph" style:parent-style-name="Standard" style:class="text">
      <style:paragraph-properties fo:margin-top="0.25in" fo:margin-bottom="0.0555in" fo:hyphenation-ladder-count="no-limit"/>
      <style:text-properties fo:font-size="14pt" fo:font-weight="bold" style:font-size-asian="14pt" style:font-weight-asian="bold" style:font-size-complex="14pt" style:font-weight-complex="bold" fo:hyphenate="false"/>
    </style:style>
    <style:style style:name="Heading_20_3" style:display-name="Heading 3" style:family="paragraph" style:parent-style-name="Standard" style:class="text">
      <style:paragraph-properties fo:margin-top="0.1945in" fo:margin-bottom="0.0555in" fo:hyphenation-ladder-count="no-limit"/>
      <style:text-properties fo:color="#666666" fo:font-size="12pt" fo:font-weight="bold" style:font-size-asian="12pt" style:font-weight-asian="bold" style:font-size-complex="12pt" style:font-weight-complex="bold" fo:hyphenate="false"/>
    </style:style>
    <style:style style:name="Heading_20_4" style:display-name="Heading 4" style:family="paragraph" style:parent-style-name="Standard" style:class="text">
      <style:paragraph-properties fo:margin-top="0.1665in" fo:margin-bottom="0.028in" fo:hyphenation-ladder-count="no-limit"/>
      <style:text-properties fo:color="#666666" fo:font-style="italic" style:font-style-asian="italic" style:font-style-complex="italic" fo:hyphenate="false"/>
    </style:style>
    <style:style style:name="Heading_20_5" style:display-name="Heading 5" style:family="paragraph" style:parent-style-name="Standard" style:class="text">
      <style:paragraph-properties fo:margin-top="0.1528in" fo:margin-bottom="0.028in" fo:hyphenation-ladder-count="no-limit"/>
      <style:text-properties fo:color="#666666" fo:font-size="10pt" fo:font-weight="bold" style:font-size-asian="10pt" style:font-weight-asian="bold" style:font-size-complex="10pt" style:font-weight-complex="bold" fo:hyphenate="false"/>
    </style:style>
    <style:style style:name="Heading_20_6" style:display-name="Heading 6" style:family="paragraph" style:parent-style-name="Standard" style:class="text">
      <style:paragraph-properties fo:margin-top="0.139in" fo:margin-bottom="0.028in" fo:hyphenation-ladder-count="no-limit"/>
      <style:text-properties fo:color="#666666" fo:font-size="10pt" fo:font-style="italic" style:font-size-asian="10pt" style:font-style-asian="italic" style:font-size-complex="10pt" style:font-style-complex="italic" fo:hyphenate="false"/>
    </style:style>
    <style:style style:name="Ingen_20_lista1" style:display-name="Ingen lista1" style:family="paragraph">
      <style:paragraph-properties fo:hyphenation-ladder-count="no-limit"/>
      <style:text-properties fo:hyphenate="false"/>
    </style:style>
    <style:style style:name="Rubrik" style:family="paragraph" style:parent-style-name="Standard">
      <style:paragraph-properties fo:margin-top="0.3335in" fo:margin-bottom="0.0835in" fo:hyphenation-ladder-count="no-limit"/>
      <style:text-properties fo:font-size="36pt" fo:font-weight="bold" style:font-size-asian="36pt" style:font-weight-asian="bold" style:font-size-complex="36pt" style:font-weight-complex="bold" fo:hyphenate="false"/>
    </style:style>
    <style:style style:name="Underrubrik" style:family="paragraph" style:parent-style-name="Standard">
      <style:paragraph-properties fo:margin-top="0.25in" fo:margin-bottom="0.0555in" fo:hyphenation-ladder-count="no-limit"/>
      <style:text-properties fo:color="#666666" style:font-name="Georgia" fo:font-size="24pt" fo:font-style="italic" style:font-name-asian="Georgia" style:font-size-asian="24pt" style:font-style-asian="italic" style:font-name-complex="Georgia" style:font-size-complex="24pt" style:font-style-complex="italic" fo:hyphenate="false"/>
    </style:style>
    <style:style style:name="Ballong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Standardstycketeckensnitt" style:family="text"/>
    <style:style style:name="List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1" style:display-name="WW_CharLFO1LV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2" style:display-name="WW_CharLFO1LV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3" style:display-name="WW_CharLFO1LV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4" style:display-name="WW_CharLFO1LV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5" style:display-name="WW_CharLFO1LV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6" style:display-name="WW_CharLFO1LV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7" style:display-name="WW_CharLFO1LV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8" style:display-name="WW_CharLFO1LV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WW_5f_CharLFO1LVL9" style:display-name="WW_CharLFO1LVL9"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Ballongtext_20_Char" style:display-name="Ballongtext Char" style:family="text" style:parent-style-name="Standardstycketeckensnitt">
      <style:text-properties style:font-name="Tahoma" fo:font-size="8pt" style:font-size-asian="8pt" style:font-name-complex="Tahoma" style:font-size-complex="8pt"/>
    </style:style>
    <style:style style:name="Hyperlänk" style:family="text" style:parent-style-name="Standardstycketeckensnitt">
      <style:text-properties fo:color="#0000ff"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WW_5f_CharLFO1LVL1" text:bullet-char="●">
        <style:list-level-properties text:space-before="0.25in" text:min-label-width="0.25in"/>
        <style:text-properties style:font-name="Arial"/>
      </text:list-level-style-bullet>
      <text:list-level-style-bullet text:level="2" text:style-name="WW_5f_CharLFO1LVL2" text:bullet-char="○">
        <style:list-level-properties text:space-before="0.75in" text:min-label-width="0.25in"/>
        <style:text-properties style:font-name="Arial"/>
      </text:list-level-style-bullet>
      <text:list-level-style-bullet text:level="3" text:style-name="WW_5f_CharLFO1LVL3" text:bullet-char="■">
        <style:list-level-properties text:min-label-width="1.5in" fo:text-align="end"/>
        <style:text-properties style:font-name="Arial"/>
      </text:list-level-style-bullet>
      <text:list-level-style-bullet text:level="4" text:style-name="WW_5f_CharLFO1LVL4" text:bullet-char="●">
        <style:list-level-properties text:space-before="1.75in" text:min-label-width="0.25in"/>
        <style:text-properties style:font-name="Arial"/>
      </text:list-level-style-bullet>
      <text:list-level-style-bullet text:level="5" text:style-name="WW_5f_CharLFO1LVL5" text:bullet-char="○">
        <style:list-level-properties text:space-before="2.25in" text:min-label-width="0.25in"/>
        <style:text-properties style:font-name="Arial"/>
      </text:list-level-style-bullet>
      <text:list-level-style-bullet text:level="6" text:style-name="WW_5f_CharLFO1LVL6" text:bullet-char="■">
        <style:list-level-properties text:min-label-width="3in" fo:text-align="end"/>
        <style:text-properties style:font-name="Arial"/>
      </text:list-level-style-bullet>
      <text:list-level-style-bullet text:level="7" text:style-name="WW_5f_CharLFO1LVL7" text:bullet-char="●">
        <style:list-level-properties text:space-before="3.25in" text:min-label-width="0.25in"/>
        <style:text-properties style:font-name="Arial"/>
      </text:list-level-style-bullet>
      <text:list-level-style-bullet text:level="8" text:style-name="WW_5f_CharLFO1LVL8" text:bullet-char="○">
        <style:list-level-properties text:space-before="3.75in" text:min-label-width="0.25in"/>
        <style:text-properties style:font-name="Arial"/>
      </text:list-level-style-bullet>
      <text:list-level-style-bullet text:level="9" text:style-name="WW_5f_CharLFO1LVL9" text:bullet-char="■">
        <style:list-level-properties text:min-label-width="4.5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1in"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dc:title/>
    <meta:initial-creator/>
    <dc:creator>Grubla </dc:creator>
    <meta:creation-date>2012-05-15T13:44:00Z</meta:creation-date>
    <dc:date>2012-05-18T16:56:10</dc:date>
    <meta:editing-cycles>5</meta:editing-cycles>
    <meta:editing-duration>PT8H58M29S</meta:editing-duration>
    <meta:document-statistic meta:table-count="0" meta:image-count="1" meta:object-count="0" meta:page-count="3" meta:paragraph-count="29" meta:word-count="391" meta:character-count="2374" meta:non-whitespace-character-count="2057"/>
    <meta:template xlink:type="simple" xlink:actuate="onRequest" xlink:title="" xlink:href="Normal.dotm"/>
  </office:meta>
</office:document-meta>
</file>